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0e3a8d" officeooo:paragraph-rsid="001c96d7"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0e3a8d" officeooo:paragraph-rsid="001cb846" style:font-style-asian="italic" style:font-style-complex="italic"/>
    </style:style>
    <style:style style:name="P3" style:family="paragraph" style:parent-style-name="Standard" style:list-style-name="L1">
      <style:text-properties fo:font-style="italic" style:text-underline-style="solid" style:text-underline-width="auto" style:text-underline-color="font-color" officeooo:rsid="000e3a8d" officeooo:paragraph-rsid="001e4bf0" style:font-style-asian="italic" style:font-style-complex="italic"/>
    </style:style>
    <style:style style:name="P4" style:family="paragraph" style:parent-style-name="Standard">
      <style:text-properties fo:font-style="italic" style:text-underline-style="solid" style:text-underline-width="auto" style:text-underline-color="font-color" officeooo:rsid="000e3a8d" officeooo:paragraph-rsid="001e4bf0"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1e6191" officeooo:paragraph-rsid="001e6191" style:font-style-asian="italic" style:font-style-complex="italic"/>
    </style:style>
    <style:style style:name="P6" style:family="paragraph" style:parent-style-name="Standard">
      <style:text-properties fo:font-style="italic" style:text-underline-style="none" officeooo:rsid="001e4bf0" officeooo:paragraph-rsid="001e4bf0" style:font-style-asian="italic" style:font-style-complex="italic"/>
    </style:style>
    <style:style style:name="P7" style:family="paragraph" style:parent-style-name="Standard" style:list-style-name="L1">
      <style:text-properties fo:font-style="italic" style:text-underline-style="none" officeooo:rsid="001e4bf0" officeooo:paragraph-rsid="001e4bf0" style:font-style-asian="italic" style:font-style-complex="italic"/>
    </style:style>
    <style:style style:name="P8" style:family="paragraph" style:parent-style-name="Standard" style:list-style-name="L2">
      <style:text-properties fo:font-style="italic" style:text-underline-style="none" officeooo:rsid="001e4bf0" officeooo:paragraph-rsid="001e4bf0" style:font-style-asian="italic" style:font-style-complex="italic"/>
    </style:style>
    <style:style style:name="P9" style:family="paragraph" style:parent-style-name="Standard" style:list-style-name="L3">
      <style:text-properties fo:font-style="italic" style:text-underline-style="none" officeooo:rsid="001e4bf0" officeooo:paragraph-rsid="001e4bf0" style:font-style-asian="italic" style:font-style-complex="italic"/>
    </style:style>
    <style:style style:name="P10" style:family="paragraph" style:parent-style-name="Standard" style:list-style-name="L4">
      <style:text-properties fo:font-style="italic" style:text-underline-style="none" officeooo:rsid="001e4bf0" officeooo:paragraph-rsid="001e4bf0" style:font-style-asian="italic" style:font-style-complex="italic"/>
    </style:style>
    <style:style style:name="P11" style:family="paragraph" style:parent-style-name="Standard" style:list-style-name="L5">
      <style:text-properties fo:font-style="italic" style:text-underline-style="none" officeooo:rsid="001e4bf0" officeooo:paragraph-rsid="001e6191" style:font-style-asian="italic" style:font-style-complex="italic"/>
    </style:style>
    <style:style style:name="P12" style:family="paragraph" style:parent-style-name="Standard" style:list-style-name="L5">
      <style:text-properties fo:font-style="italic" style:text-underline-style="none" officeooo:rsid="001e6191" officeooo:paragraph-rsid="001e6191" style:font-style-asian="italic" style:font-style-complex="italic"/>
    </style:style>
    <style:style style:name="P13"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1cb846" officeooo:paragraph-rsid="001cb846" style:font-size-asian="18pt" style:font-style-asian="italic" style:font-weight-asian="bold" style:font-size-complex="18pt" style:font-style-complex="italic" style:font-weight-complex="bold"/>
    </style:style>
    <style:style style:name="P14" style:family="paragraph" style:parent-style-name="Standard">
      <style:text-properties officeooo:rsid="001034a5" officeooo:paragraph-rsid="001c96d7"/>
    </style:style>
    <style:style style:name="P15" style:family="paragraph" style:parent-style-name="Standard">
      <style:text-properties officeooo:rsid="000e3a8d" officeooo:paragraph-rsid="001c96d7"/>
    </style:style>
    <style:style style:name="P16" style:family="paragraph" style:parent-style-name="Standard">
      <style:text-properties fo:font-style="normal" style:text-underline-style="none" officeooo:rsid="001cb846" officeooo:paragraph-rsid="001cb846" style:font-style-asian="normal" style:font-style-complex="normal"/>
    </style:style>
    <style:style style:name="P17" style:family="paragraph" style:parent-style-name="Standard">
      <style:text-properties fo:font-style="normal" style:text-underline-style="none" officeooo:rsid="001e4bf0" officeooo:paragraph-rsid="001e4bf0" style:font-style-asian="normal" style:font-style-complex="normal"/>
    </style:style>
    <style:style style:name="P18" style:family="paragraph" style:parent-style-name="Standard">
      <style:text-properties fo:font-style="normal" style:text-underline-style="none" officeooo:rsid="001e6191" officeooo:paragraph-rsid="001e6191" style:font-style-asian="normal" style:font-style-complex="normal"/>
    </style:style>
    <style:style style:name="P19" style:family="paragraph" style:parent-style-name="Standard">
      <style:text-properties fo:font-style="normal" style:text-underline-style="none" officeooo:rsid="002164b3" officeooo:paragraph-rsid="002164b3" style:font-style-asian="normal" style:font-style-complex="normal"/>
    </style:style>
    <style:style style:name="P20" style:family="paragraph" style:parent-style-name="Standard">
      <style:text-properties fo:font-style="normal" style:text-underline-style="solid" style:text-underline-width="auto" style:text-underline-color="font-color" officeooo:rsid="001e6191" officeooo:paragraph-rsid="001e6191" style:font-style-asian="normal" style:font-style-complex="normal"/>
    </style:style>
    <style:style style:name="P21" style:family="paragraph" style:parent-style-name="Standard">
      <style:text-properties officeooo:paragraph-rsid="001cb846"/>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e4bf0"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officeooo:rsid="001e6191" style:font-style-asian="normal" style:font-style-complex="normal"/>
    </style:style>
    <style:style style:name="T5" style:family="text">
      <style:text-properties style:text-underline-style="none"/>
    </style:style>
    <style:style style:name="T6" style:family="text">
      <style:text-properties style:text-underline-style="none" officeooo:rsid="001e4bf0"/>
    </style:style>
    <style:style style:name="T7" style:family="text">
      <style:text-properties officeooo:rsid="001e4bf0"/>
    </style:style>
    <style:style style:name="T8" style:family="text">
      <style:text-properties officeooo:rsid="001e619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DRE Valentin<text:tab/><text:tab/><text:tab/><text:tab/><text:tab/><text:tab/><text:tab/><text:tab/><text:tab/>Groupe 12</text:p>
      <text:p text:style-name="P14">DJIRE Abdul-Dramane</text:p>
      <text:p text:style-name="P14">DIARD Jules</text:p>
      <text:p text:style-name="P14">UZAN Lucas</text:p>
      <text:p text:style-name="P15"/>
      <text:p text:style-name="P13">Description du code</text:p>
      <text:p text:style-name="P1"/>
      <text:p text:style-name="P1"/>
      <text:p text:style-name="P1"/>
      <text:p text:style-name="P1"/>
      <text:p text:style-name="P2">Descriptif de la structure du code dévéloppé </text:p>
      <text:p text:style-name="P2"><text:span text:style-name="T1">(fonction et fichier correspondant)</text:span></text:p>
      <text:p text:style-name="P16">Chaque fichier source correspond à une partie du sujet. Nous avons cependant en plus notre fichier principal nommé « main.c » dans lequel nous appelons les différentes fonctions développées afin de manipuler un fichier ELF.</text:p>
      <text:p text:style-name="P21"/>
      <text:p text:style-name="P1"/>
      <text:p text:style-name="P1">Liste des fonctionnalités implémentés et manquantes</text:p>
      <text:p text:style-name="P16">Header.c permet de gérer l'en-tête du fichier ELF  <text:span text:style-name="T7">et comporte deux fonctions principales :</text:span></text:p>
      <text:p text:style-name="P16"/>
      <text:list xml:id="list1099747108875441320" text:style-name="L1">
        <text:list-item>
          <text:p text:style-name="P3"><text:span text:style-name="T6">Elf32_Ehdr recupEnTete(FILE* f) : </text:span><text:span text:style-name="T2">permet de récupérer l'en-Tete d'un fichier Elf et de stocker le résultat dans une structure Elf32_Ehdr, structure fourni par elf.h.</text:span></text:p>
        </text:list-item>
        <text:list-item>
          <text:p text:style-name="P7">void affichageEnTete(Elf32_Ehdr header_elf) : <text:span text:style-name="T3">Permet d'afficher l'en-Tete d'un fichier Elf.</text:span></text:p>
        </text:list-item>
      </text:list>
      <text:p text:style-name="P17"/>
      <text:p text:style-name="P17">TableauSections.c permet de gérer les en-têtes de sections</text:p>
      <text:list xml:id="list4038629129322378245" text:style-name="L2">
        <text:list-item>
          <text:p text:style-name="P8">void recupTabsection(FILE* f, Elf32_Ehdr header_elf, Elf32_Shdr *t) :<text:span text:style-name="T3"> permet de récupérer les en-Tetes de section d'un fichier Elf et de stocker le résultat dans un tableau de structure Elf32_Shdr, structure fourni par elf.h.</text:span></text:p>
        </text:list-item>
        <text:list-item>
          <text:p text:style-name="P8">affichageTabsection(Elf32_Shdr *section_elf, Elf32_Ehdr header_elf, FILE* elf) :<text:span text:style-name="T3"> Permet d'afficher les en-têtes de sections d'un fichier elf.</text:span></text:p>
        </text:list-item>
      </text:list>
      <text:p text:style-name="P6"/>
      <text:p text:style-name="P6"><text:span text:style-name="T3">ContenuSection.c permet de gérer le contenu d'une section</text:span></text:p>
      <text:list xml:id="list8602109373103162092" text:style-name="L3">
        <text:list-item>
          <text:p text:style-name="P9">void affichageContenuSection(Elf32_Shdr* tabEnTeteSection, int numberSection, FILE* elf) :<text:span text:style-name="T3"> Permet d'afficher le contenu du section passé en paramètre.</text:span></text:p>
        </text:list-item>
      </text:list>
      <text:p text:style-name="P6"/>
      <text:p text:style-name="P6"><text:span text:style-name="T3">TableauSymboles.c permet de gérer la table des symboles</text:span></text:p>
      <text:list xml:id="list4768538968555813984" text:style-name="L4">
        <text:list-item>
          <text:p text:style-name="P10">int getTableauSymboles(FILE* file, Elf32_Ehdr header_elf, Elf32_Shdr *section_elf, Elf32_Sym **symbole_elf) :<text:span text:style-name="T3"> permet de récupérer, grace à un passage par adresse, la table des symboles d'un fichier elf.</text:span></text:p>
        </text:list-item>
        <text:list-item>
          <text:p text:style-name="P10">void affichageSymbole(FILE* elf, Elf32_Ehdr header_elf, Elf32_Sym *symboltable, Elf32_Shdr *section_elf, int size) <text:span text:style-name="T3">: <text:s/>Permet d'afficher la table des symboles d'un fichier ELF passé en paramètre.</text:span></text:p>
        </text:list-item>
      </text:list>
      <text:p text:style-name="P6"/>
      <text:p text:style-name="P6"><text:span text:style-name="T3">TableReimplantation.c  permet de gérer la table de réimplantation</text:span></text:p>
      <text:list xml:id="list6162472572869913947" text:style-name="L5">
        <text:list-item>
          <text:p text:style-name="P11">TableReimplantation* recupTabReimplantation(FILE* file, Elf32_Ehdr header_elf, Elf32_Shdr *section_elf) : <text:span text:style-name="T4">Cette fonction permet de récupérer la table de réimplantation d'un fichier elf.</text:span></text:p>
        </text:list-item>
        <text:list-item>
          <text:p text:style-name="P12"><text:span text:style-name="T8">void affichageTabReimplantation(Elf32_Sym *SymbolTable, FILE* elf, Elf32_Ehdr header_elf, Elf32_Shdr *SectionTable, TableReimplantation* pointeur_reimplantation, int longueurTab) :</text:span><text:span text:style-name="T3"> Cette fonction permet d'afficher la table de réimplantation d'un fichier elf</text:span></text:p>
        </text:list-item>
      </text:list>
      <text:p text:style-name="P4"/>
      <text:p text:style-name="P19"><text:soft-page-break/>Les fonctionnalités qui vont nous manquer sont toute celle de la 2ème phase de développement que nous avons malheureusement à peine eu le temps de regarder. Nous n'avons seulement développer qu'une fonction permettant de copier des structures d'en-têtes de fichier, de section et d'en-têtes de sections en éliminant toutes les sections inutile.</text:p>
      <text:p text:style-name="P19"/>
      <text:p text:style-name="P19">Nous aurions également voulu rajouter un niveau d'abstraction dans notre main comme nous l'on suggérer les professeurs lors de l'audition de code, ainsi qu'une structure regroupant tous les différents éléments de notre phase de développement.</text:p>
      <text:p text:style-name="P4"><text:span text:style-name="T2"/></text:p>
      <text:p text:style-name="P1">Liste et descriptions des tests effectués :</text:p>
      <text:p text:style-name="P5"><text:span text:style-name="T1">La plupart des tests effectués ont été effectués à partir des fichiers d'exemples fournies avec le sujet. <text:s/>Nous avons ainsi pu comparer les résultats de notre programme avec la commande </text:span><text:span text:style-name="T5">readelf.</text:span></text:p>
      <text:p text:style-name="P20"><text:span text:style-name="T5">Ce sont les seuls tests que nous avons effectués étant donné que nous n'avons malheureusement pas réalisé la 2ème partie du sujet.</text:span></text:p>
      <text:p text:style-name="P1"/>
      <text:p text:style-name="P1">Répartition des taches :</text:p>
      <text:p text:style-name="P18">Nous étions quatre membres dans le groupe. Nous nous sommes donc répartis les tâches en binômes. Le plus souvent, les couples étaient Lucas/Abdul-Dramane et Jules/Valentin. Chaque binôme travaillait sur une partie différente.</text:p>
      <text:p text:style-name="P18">Il arrivait de temps en temps que nous « cassions les biômes » si l'un des deux étaient bloqués pour venir en aide à l'autre.</text:p>
      <text:p text:style-name="P18">Les journées se terminaient généralement par une série de test, du débogage et par la rédaction du journal de b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v </meta:initial-creator>
    <meta:creation-date>2016-01-14T15:06:54.279153130</meta:creation-date>
    <dc:date>2016-01-14T16:32:24.663069703</dc:date>
    <dc:creator>andrev </dc:creator>
    <meta:editing-duration>PT19M8S</meta:editing-duration>
    <meta:editing-cycles>2</meta:editing-cycles>
    <meta:generator>LibreOffice/4.2.8.2$Linux_X86_64 LibreOffice_project/420m0$Build-2</meta:generator>
    <meta:document-statistic meta:table-count="0" meta:image-count="0" meta:object-count="0" meta:page-count="2" meta:paragraph-count="32" meta:word-count="543" meta:character-count="3832" meta:non-whitespace-character-count="3317"/>
  </office:meta>
</office:document-meta>
</file>